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parent-style-name="objectwithoutfill">
      <style:graphic-properties draw:stroke="dash" draw:stroke-dash="Dashed_20__28_var_29_" svg:stroke-color="#3deb3d" draw:marker-end="Small_20_Arrow" draw:marker-end-width="0.15cm" draw:fill="none"/>
    </style:style>
    <style:style style:name="gr288" style:family="graphic" style:parent-style-name="standard">
      <style:graphic-properties svg:stroke-color="#0000ff" draw:fill="none" draw:textarea-horizontal-align="justify" draw:textarea-vertical-align="middle" draw:auto-grow-height="false"/>
    </style:style>
    <style:style style:name="gr289" style:family="graphic" style:parent-style-name="standard">
      <style:graphic-properties svg:stroke-color="#ff0000" draw:fill="none" draw:textarea-horizontal-align="justify" draw:textarea-vertical-align="middle" draw:auto-grow-height="false"/>
    </style:style>
    <style:style style:name="gr290" style:family="graphic" style:parent-style-name="objectwithoutfill">
      <style:graphic-properties draw:stroke="dash" draw:stroke-dash="Fine_20_Dashed" svg:stroke-color="#0000ff" draw:marker-end="Small_20_Arrow" draw:marker-end-width="0.15cm" draw:fill="none"/>
    </style:style>
    <style:style style:name="gr291" style:family="graphic" style:parent-style-name="standard">
      <style:graphic-properties draw:fill="solid" draw:fill-color="#5c8526" draw:textarea-horizontal-align="justify" draw:textarea-vertical-align="middle" draw:auto-grow-height="false"/>
    </style:style>
    <style:style style:name="gr2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3" style:family="graphic">
      <style:graphic-properties draw:fill="solid" draw:fill-color="#579d1c" draw:textarea-horizontal-align="justify" draw:textarea-vertical-align="middle" draw:auto-grow-height="false"/>
    </style:style>
    <style:style style:name="gr294" style:family="graphic">
      <style:graphic-properties draw:fill="solid" draw:fill-color="#0084d1" draw:textarea-horizontal-align="justify" draw:textarea-vertical-align="middle" draw:auto-grow-height="false"/>
    </style:style>
    <style:style style:name="gr295" style:family="graphic">
      <style:graphic-properties draw:fill="solid" draw:fill-color="#ff6633" draw:textarea-horizontal-align="justify" draw:textarea-vertical-align="middle" draw:auto-grow-height="false"/>
    </style:style>
    <style:style style:name="gr296" style:family="graphic" style:parent-style-name="standard">
      <style:graphic-properties draw:stroke="none" svg:stroke-color="#000000" draw:fill="none" draw:fill-color="#ffffff" draw:textarea-horizontal-align="left" draw:auto-grow-height="true" draw:auto-grow-width="true" fo:min-height="0cm" fo:min-width="0cm" fo:padding-top="0.1cm" fo:padding-bottom="0.1cm" fo:padding-left="0.1cm" fo:padding-right="0.1cm"/>
    </style:style>
    <style:style style:name="gr297" style:family="graphic" style:parent-style-name="standard">
      <style:graphic-properties draw:stroke="none" svg:stroke-color="#000000" draw:marker-start="" draw:marker-end="" draw:fill="none" draw:fill-color="#ffffff" draw:textarea-horizontal-align="left" draw:auto-grow-height="true" draw:auto-grow-width="true" fo:min-height="0cm" fo:min-width="0cm"/>
    </style:style>
    <style:style style:name="gr298" style:family="graphic" style:parent-style-name="objectwithoutfill">
      <style:graphic-properties draw:marker-start="" draw:marker-end="Arrow" draw:marker-end-width="0.3cm" draw:fill="none" draw:textarea-vertical-align="middle"/>
    </style:style>
    <style:style style:name="gr299" style:family="graphic">
      <style:graphic-properties svg:stroke-color="#000000" draw:marker-start="" draw:marker-end="" draw:fill="none" draw:textarea-horizontal-align="justify" draw:textarea-vertical-align="middle" draw:auto-grow-height="false"/>
    </style:style>
    <style:style style:name="gr300" style:family="graphic">
      <style:graphic-properties svg:stroke-color="#000000" draw:marker-start="" draw:marker-end="" draw:fill="solid" draw:fill-color="#579d1c" draw:textarea-horizontal-align="justify" draw:textarea-vertical-align="middle" draw:auto-grow-height="false"/>
    </style:style>
    <style:style style:name="gr301" style:family="graphic">
      <style:graphic-properties svg:stroke-color="#000000" draw:marker-start="" draw:marker-end="" draw:fill="solid" draw:fill-color="#ff6633" draw:textarea-horizontal-align="justify" draw:textarea-vertical-align="middle" draw:auto-grow-height="false"/>
    </style:style>
    <style:style style:name="gr302" style:family="graphic">
      <style:graphic-properties svg:stroke-color="#000000" draw:marker-start="" draw:marker-end="" draw:fill="solid" draw:fill-color="#0084d1" draw:textarea-horizontal-align="justify" draw:textarea-vertical-align="middle" draw:auto-grow-height="false"/>
    </style:style>
    <style:style style:name="gr303" style:family="graphic" style:parent-style-name="standard">
      <style:graphic-properties draw:stroke="none" svg:stroke-color="#000000" draw:marker-start="" draw:marker-end="" draw:fill="none" draw:fill-color="#ffffff" draw:textarea-horizontal-align="left" draw:auto-grow-height="true" draw:auto-grow-width="false" fo:min-height="4.25cm" fo:min-width="0cm"/>
    </style:style>
    <style:style style:name="gr304" style:family="graphic" style:parent-style-name="standard">
      <style:graphic-properties draw:fill="solid" draw:fill-color="#ff9966" draw:textarea-horizontal-align="justify" draw:textarea-vertical-align="middle" draw:auto-grow-height="false"/>
    </style:style>
    <style:style style:name="gr305" style:family="graphic" style:parent-style-name="standard">
      <style:graphic-properties draw:fill="solid" draw:fill-color="#dc2300" draw:textarea-horizontal-align="justify" draw:textarea-vertical-align="middle" draw:auto-grow-height="false"/>
    </style:style>
    <style:style style:name="gr306" style:family="graphic" style:parent-style-name="standard">
      <style:graphic-properties draw:fill="solid" draw:fill-color="#579d1c" draw:textarea-horizontal-align="justify" draw:textarea-vertical-align="middle" draw:auto-grow-height="false"/>
    </style:style>
    <style:style style:name="gr307" style:family="graphic" style:parent-style-name="standard">
      <style:graphic-properties draw:fill="solid" draw:fill-color="#0084d1" draw:textarea-horizontal-align="justify" draw:textarea-vertical-align="middle" draw:auto-grow-height="false"/>
    </style:style>
    <style:style style:name="gr30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09" style:family="graphic" style:parent-style-name="objectwithoutfill">
      <style:graphic-properties svg:stroke-color="#ffd320" draw:marker-start="" draw:marker-end="Arrow" draw:marker-end-width="0.3cm" draw:fill="none" draw:textarea-vertical-align="middle"/>
    </style:style>
    <style:style style:name="gr310" style:family="graphic" style:parent-style-name="objectwithoutfill">
      <style:graphic-properties svg:stroke-color="#ffd320" draw:marker-end="Arrow" draw:marker-end-width="0.3cm" draw:fill="none"/>
    </style:style>
    <style:style style:name="gr311" style:family="graphic" style:parent-style-name="objectwithoutfill">
      <style:graphic-properties svg:stroke-color="#ffd320" draw:fill="none"/>
    </style:style>
    <style:style style:name="gr312" style:family="graphic">
      <style:graphic-properties draw:fill="solid" draw:fill-color="#ff9966" draw:textarea-horizontal-align="justify" draw:textarea-vertical-align="middle" draw:auto-grow-height="false"/>
    </style:style>
    <style:style style:name="gr313" style:family="graphic" style:parent-style-name="standard">
      <style:graphic-properties draw:stroke="none" svg:stroke-color="#000000" draw:fill="none" draw:fill-color="#ffffff" draw:textarea-horizontal-align="left" draw:auto-grow-height="true" draw:auto-grow-width="false" fo:min-height="2.93cm" fo:min-width="0cm"/>
    </style:style>
    <style:style style:name="gr314"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315" style:family="graphic" style:parent-style-name="objectwithoutfill">
      <style:graphic-properties draw:marker-start="" draw:marker-end="" draw:fill="none" draw:textarea-vertical-align="middle"/>
    </style:style>
    <style:style style:name="gr316" style:family="graphic" style:parent-style-name="objectwithoutfill">
      <style:graphic-properties draw:stroke="dash" draw:stroke-dash="Ultrafine_20_Dashed" draw:marker-start="" draw:marker-end="" draw:fill="none" draw:textarea-vertical-align="middle"/>
    </style:style>
    <style:style style:name="gr317" style:family="graphic" style:parent-style-name="Object_20_with_20_no_20_fill_20_and_20_no_20_line">
      <style:graphic-properties draw:textarea-vertical-align="middle" draw:ole-draw-aspect="1"/>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paragraph-properties fo:line-height="150%" fo:text-align="center"/>
    </style:style>
    <style:style style:name="P56" style:family="paragraph">
      <style:paragraph-properties fo:line-height="150%" fo:text-align="center"/>
      <style:text-properties fo:font-size="12pt"/>
    </style:style>
    <style:style style:name="P57" style:family="paragraph">
      <style:paragraph-properties fo:text-align="center"/>
      <style:text-properties fo:font-size="16pt" style:font-size-asian="18pt" style:font-size-complex="18pt"/>
    </style:style>
    <style:style style:name="P58" style:family="paragraph">
      <style:text-properties fo:font-size="16pt" style:font-size-asian="18pt" style:font-size-complex="18pt"/>
    </style:style>
    <style:style style:name="P59" style:family="paragraph">
      <style:text-properties fo:font-size="18pt"/>
    </style:style>
    <style:style style:name="P60" style:family="paragraph">
      <style:text-properties fo:font-size="13pt" style:font-size-asian="13pt" style:font-size-complex="13pt"/>
    </style:style>
    <style:style style:name="P61" style:family="paragraph">
      <style:paragraph-properties fo:text-align="center"/>
      <style:text-properties fo:font-size="12pt" style:font-size-asian="18pt" style:font-size-complex="18pt"/>
    </style:style>
    <style:style style:name="P62" style:family="paragraph">
      <style:text-properties fo:font-size="12pt"/>
    </style:style>
    <style:style style:name="P63" style:family="paragraph">
      <style:paragraph-properties fo:text-align="center"/>
      <style:text-properties fo:font-size="13pt" style:font-size-asian="18pt" style:font-size-complex="18pt"/>
    </style:style>
    <style:style style:name="P64" style:family="paragraph">
      <style:paragraph-properties fo:text-align="center"/>
      <style:text-properties fo:font-size="12pt" fo:font-weight="bold" style:font-size-asian="12pt" style:font-weight-asian="bold" style:font-size-complex="12pt" style:font-weight-complex="bold"/>
    </style:style>
    <style:style style:name="P65" style:family="paragraph">
      <style:text-properties fo:font-size="13pt"/>
    </style:style>
    <style:style style:name="P66" style:family="paragraph">
      <style:paragraph-properties fo:text-align="center"/>
      <style:text-properties fo:font-size="12pt" fo:font-weight="normal" style:font-size-asian="12pt" style:font-weight-asian="normal" style:font-size-complex="12pt" style:font-weight-complex="normal"/>
    </style:style>
    <style:style style:name="P67" style:family="paragraph">
      <style:paragraph-properties fo:text-align="center"/>
      <style:text-properties fo:font-size="18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style:style style:name="T44" style:family="text">
      <style:text-properties fo:font-size="12pt"/>
    </style:style>
    <style:style style:name="T45"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7.1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5.7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79cm" svg:height="2.015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text:p><text:span text:style-name="T12">3. Запросы на рыбалку</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поисковому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custom-shape draw:style-name="gr31" draw:text-style-name="P17" draw:layer="layout" svg:width="1.4cm" svg:height="1.4cm" svg:x="5.1cm" svg:y="22.4cm">
          <text:p text:style-name="P1"><text:span text:style-name="T16">node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17" draw:layer="layout" svg:width="2.2cm" svg:height="2cm" svg:x="7.4cm" svg:y="22.4cm">
          <text:p text:style-name="P1"><text:span text:style-name="T16">mass recs</text:span></text:p>
          <draw:enhanced-geometry svg:viewBox="0 0 21600 21600" draw:text-areas="4230 4230 21600 21600" draw:type="flowchart-internal-storage" draw:enhanced-path="M 0 0 L 21600 0 21600 21600 0 21600 Z N M 4230 0 L 4230 21600 N M 0 4230 L 21600 4230 N"/>
        </draw:custom-shape>
        <draw:line draw:style-name="gr282" draw:text-style-name="P1" draw:layer="layout" svg:x1="12.5cm" svg:y1="22.3cm" svg:x2="9.6cm" svg:y2="22.6cm">
          <text:p/>
        </draw:line>
        <draw:frame draw:style-name="gr284" draw:text-style-name="P53" draw:layer="layout" svg:width="0.756cm" svg:height="0.649cm" svg:x="10.9cm" svg:y="21.751cm">
          <draw:text-box>
            <text:p><text:span text:style-name="T42">N</text:span></text:p>
          </draw:text-box>
        </draw:frame>
        <draw:line draw:style-name="gr285" draw:text-style-name="P1" draw:layer="layout" svg:x1="8.3cm" svg:y1="21.2cm" svg:x2="12.8cm" svg:y2="21.4cm">
          <text:p/>
        </draw:line>
        <draw:line draw:style-name="gr286" draw:text-style-name="P1" draw:layer="layout" svg:x1="12.7cm" svg:y1="23.1cm" svg:x2="9.6cm" svg:y2="23.8cm">
          <text:p/>
        </draw:line>
        <draw:frame draw:style-name="gr284" draw:text-style-name="P54" draw:layer="layout" svg:width="0.756cm" svg:height="0.649cm" svg:x="10.644cm" svg:y="20.7cm">
          <draw:text-box>
            <text:p><text:span text:style-name="T43">R</text:span></text:p>
          </draw:text-box>
        </draw:frame>
        <draw:frame draw:style-name="gr283" draw:text-style-name="P52" draw:layer="layout" svg:width="0.794cm" svg:height="0.649cm" svg:x="11cm" svg:y="22.751cm">
          <draw:text-box>
            <text:p><text:span text:style-name="T41">M</text:span></text:p>
          </draw:text-box>
        </draw:frame>
        <draw:line draw:style-name="gr287" draw:text-style-name="P1" draw:layer="layout" svg:x1="7.4cm" svg:y1="23.1cm" svg:x2="6.502cm" svg:y2="23.099cm">
          <text:p/>
        </draw:line>
        <draw:custom-shape draw:style-name="gr31" draw:text-style-name="P17" draw:layer="layout" svg:width="1.8cm" svg:height="1.2cm" svg:x="7.3cm" svg:y="20.4cm">
          <text:p text:style-name="P1"><text:span text:style-name="T16">шедулер</text:span></text:p>
          <text:p text:style-name="P1"><text:span text:style-name="T16">пула</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8" draw:text-style-name="P1" draw:layer="layout" svg:width="6.2cm" svg:height="6.1cm" svg:x="4.7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17" draw:layer="layout" svg:width="3cm" svg:height="3cm" svg:x="12.5cm" svg:y="20.8cm">
          <text:p text:style-name="P1"><text:span text:style-name="T16">Узел</text:span></text:p>
          <text:p text:style-name="P1"><text:span text:style-name="T16">храни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0" draw:text-style-name="P1" draw:layer="layout" svg:x1="8cm" svg:y1="22.4cm" svg:x2="8cm" svg:y2="21.6cm">
          <text:p/>
        </draw:line>
        <draw:frame draw:style-name="gr275" draw:text-style-name="P3" draw:layer="layout" svg:width="16.5cm" svg:height="0.764cm" svg:x="2.1cm" svg:y="17.621cm">
          <draw:text-box>
            <text:p text:style-name="P1"><text:span text:style-name="T3">Механизм движения массового сообщения</text:span></text:p>
          </draw:text-box>
        </draw:frame>
        <draw:line draw:style-name="gr290" draw:text-style-name="P1" draw:layer="layout" svg:x1="8.275cm" svg:y1="21.601cm" svg:x2="8.3cm" svg:y2="22.4cm">
          <text:p/>
        </draw:line>
      </draw:page>
      <draw:page draw:name="page23"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5"><text:span text:style-name="T44">Проброс туннеля</text:span></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91"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layer="layout" svg:width="2.145cm" svg:height="0.729cm" svg:x="4.6cm" svg:y="21.7cm">
          <draw:text-box>
            <text:p>клиенты</text:p>
          </draw:text-box>
        </draw:frame>
        <draw:frame draw:style-name="gr292" draw:layer="layout" svg:width="1.878cm" svg:height="0.729cm" svg:x="13.9cm" svg:y="21.7cm">
          <draw:text-box>
            <text:p>сервер</text:p>
          </draw:text-box>
        </draw:frame>
        <draw:frame draw:style-name="gr292" draw:layer="layout" svg:width="2.081cm" svg:height="0.729cm" svg:x="9.5cm" svg:y="14.9cm">
          <draw:text-box>
            <text:p>туннели</text:p>
          </draw:text-box>
        </draw:frame>
      </draw:page>
      <draw:page draw:name="page24" draw:style-name="dp1" draw:master-page-name="Default">
        <draw:custom-shape draw:style-name="gr293" draw:text-style-name="P57" draw:layer="Layout" svg:width="1.18cm" svg:height="1.12cm" svg:x="7.148cm" svg:y="16.541cm">
          <text:p text:style-name="P57">h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57" draw:layer="Layout" svg:width="1.18cm" svg:height="1.12cm" svg:x="7.15cm" svg:y="19.106cm">
          <text:p text:style-name="P57">h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57" draw:layer="Layout" svg:width="1.18cm" svg:height="1.12cm" svg:x="7.15cm" svg:y="22.043cm">
          <text:p text:style-name="P57">h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7" draw:layer="Layout" svg:width="1.1cm" svg:height="1.102cm" svg:x="10.546cm" svg:y="16.559cm">
          <text:p text:style-name="P57">P</text:p>
          <draw:enhanced-geometry svg:viewBox="0 0 21600 21600" draw:type="rectangle" draw:enhanced-path="M 0 0 L 21600 0 21600 21600 0 21600 0 0 Z N"/>
        </draw:custom-shape>
        <draw:custom-shape draw:style-name="gr294" draw:text-style-name="P57" draw:layer="Layout" svg:width="1.3cm" svg:height="1.24cm" svg:x="10.446cm" svg:y="19.046cm">
          <text:p text:style-name="P57">V</text:p>
          <draw:enhanced-geometry svg:viewBox="0 0 21600 21600" draw:glue-points="10800 0 0 10800 10800 21600 21600 10800" draw:text-areas="5400 5400 16200 16200" draw:type="diamond" draw:enhanced-path="M 10800 0 L 21600 10800 10800 21600 0 10800 10800 0 Z N"/>
        </draw:custom-shape>
        <draw:custom-shape draw:style-name="gr295" draw:text-style-name="P57" draw:layer="Layout" svg:width="1.26cm" svg:height="1.06cm" draw:transform="rotate (-1.5707963267949) translate (11.626cm 22.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6" draw:text-style-name="P58" draw:layer="layout" svg:width="0.608cm" svg:height="0.836cm" svg:x="10.586cm" svg:y="22.24cm">
          <draw:text-box>
            <text:p text:style-name="P58">D</text:p>
          </draw:text-box>
        </draw:frame>
        <draw:frame draw:style-name="gr297" draw:text-style-name="P58" draw:layer="layout" svg:width="3.601cm" svg:height="0.886cm" svg:x="2.587cm" svg:y="16.643cm">
          <draw:text-box>
            <text:p text:style-name="P58">Созидатели</text:p>
          </draw:text-box>
        </draw:frame>
        <draw:frame draw:style-name="gr297" draw:text-style-name="P58" draw:layer="layout" svg:width="3.567cm" svg:height="0.886cm" svg:x="2.587cm" svg:y="19.226cm">
          <draw:text-box>
            <text:p text:style-name="P58">Выборщики</text:p>
          </draw:text-box>
        </draw:frame>
        <draw:frame draw:style-name="gr297" draw:text-style-name="P58" draw:layer="layout" svg:width="3.431cm" svg:height="0.886cm" svg:x="2.587cm" svg:y="22.183cm">
          <draw:text-box>
            <text:p text:style-name="P58">Пассивные</text:p>
          </draw:text-box>
        </draw:frame>
        <draw:line draw:style-name="gr298" draw:text-style-name="P57" draw:layer="layout" svg:x1="8.319cm" svg:y1="17.11cm" svg:x2="10.539cm" svg:y2="17.11cm">
          <text:p/>
        </draw:line>
        <draw:line draw:style-name="gr298" draw:text-style-name="P57" draw:layer="layout" svg:x1="8.32cm" svg:y1="19.663cm" svg:x2="10.54cm" svg:y2="19.663cm">
          <text:p/>
        </draw:line>
        <draw:line draw:style-name="gr298" draw:text-style-name="P57" draw:layer="layout" svg:x1="8.32cm" svg:y1="22.66cm" svg:x2="10.54cm" svg:y2="22.66cm">
          <text:p/>
        </draw:line>
        <draw:frame draw:style-name="gr297" draw:text-style-name="P58" draw:layer="layout" svg:width="2.356cm" svg:height="0.886cm" svg:x="10cm" svg:y="15.543cm">
          <draw:text-box>
            <text:p text:style-name="P58">Проект</text:p>
          </draw:text-box>
        </draw:frame>
        <draw:frame draw:style-name="gr297" draw:text-style-name="P58" draw:layer="layout" svg:width="2.001cm" svg:height="0.886cm" svg:x="10.113cm" svg:y="18.297cm">
          <draw:text-box>
            <text:p text:style-name="P58">Голос</text:p>
          </draw:text-box>
        </draw:frame>
        <draw:frame draw:style-name="gr297" draw:text-style-name="P58" draw:layer="layout" svg:width="4.507cm" svg:height="0.886cm" svg:x="9.437cm" svg:y="20.916cm">
          <draw:text-box>
            <text:p text:style-name="P58">Делегирование</text:p>
          </draw:text-box>
        </draw:frame>
        <draw:custom-shape draw:style-name="gr293" draw:text-style-name="P57" draw:layer="Layout" svg:width="1.1cm" svg:height="1.102cm" svg:x="13.948cm" svg:y="19.12cm">
          <text:p text:style-name="P57">P</text:p>
          <draw:enhanced-geometry svg:viewBox="0 0 21600 21600" draw:type="rectangle" draw:enhanced-path="M 0 0 L 21600 0 21600 21600 0 21600 0 0 Z N"/>
        </draw:custom-shape>
        <draw:custom-shape draw:style-name="gr294" draw:text-style-name="P57" draw:layer="Layout" svg:width="1.3cm" svg:height="1.24cm" svg:x="16.801cm" svg:y="21.301cm">
          <text:p text:style-name="P57">V</text:p>
          <draw:enhanced-geometry svg:viewBox="0 0 21600 21600" draw:glue-points="10800 0 0 10800 10800 21600 21600 10800" draw:text-areas="5400 5400 16200 16200" draw:type="diamond" draw:enhanced-path="M 10800 0 L 21600 10800 10800 21600 0 10800 10800 0 Z N"/>
        </draw:custom-shape>
        <draw:custom-shape draw:style-name="gr295" draw:text-style-name="P57" draw:layer="Layout" svg:width="1.26cm" svg:height="1.06cm" draw:transform="rotate (-1.5707963267949) translate (17.877cm 22.5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6" draw:text-style-name="P58" draw:layer="layout" svg:width="0.608cm" svg:height="0.836cm" svg:x="16.837cm" svg:y="22.731cm">
          <draw:text-box>
            <text:p text:style-name="P58">D</text:p>
          </draw:text-box>
        </draw:frame>
        <draw:line draw:style-name="gr298" draw:text-style-name="P57" draw:layer="layout" svg:x1="11.721cm" svg:y1="19.671cm" svg:x2="13.941cm" svg:y2="19.671cm">
          <text:p/>
        </draw:line>
        <draw:line draw:style-name="gr298" draw:text-style-name="P57" draw:layer="layout" svg:x1="14.675cm" svg:y1="21.918cm" svg:x2="16.895cm" svg:y2="21.918cm">
          <text:p/>
        </draw:line>
        <draw:line draw:style-name="gr298" draw:text-style-name="P57" draw:layer="layout" svg:x1="14.571cm" svg:y1="23.151cm" svg:x2="16.791cm" svg:y2="23.151cm">
          <text:p/>
        </draw:line>
        <draw:line draw:style-name="gr298" draw:text-style-name="P57" draw:layer="layout" svg:x1="11.622cm" svg:y1="22.633cm" svg:x2="13.842cm" svg:y2="22.633cm">
          <text:p/>
        </draw:line>
        <draw:custom-shape draw:style-name="gr293" draw:text-style-name="P57" draw:layer="Layout" svg:width="1.18cm" svg:height="1.12cm" svg:x="13.65cm" svg:y="21.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57" draw:layer="Layout" svg:width="1.18cm" svg:height="1.12cm" svg:x="13.652cm" svg:y="22.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1" draw:layer="Layout" svg:width="5.46cm" svg:height="4.9cm" svg:x="5.92cm" svg:y="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0" draw:text-style-name="P1" draw:layer="Layout" svg:width="0.438cm" svg:height="0.48cm" svg:x="7.344cm" svg:y="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6.64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8.484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224cm" svg:y="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8.92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0" draw:text-style-name="P1" draw:layer="Layout" svg:width="0.438cm" svg:height="0.48cm" svg:x="8.22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10.062cm" svg:y="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9.802cm" svg:y="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7.882cm" svg:y="8.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7.304cm" svg:y="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9.022cm" svg:y="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8.762cm" svg:y="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10.5cm" svg:y="7.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2" draw:text-style-name="P1" draw:layer="Layout" svg:width="0.438cm" svg:height="0.48cm" svg:x="9.76cm" svg:y="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7.04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6.782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7" draw:layer="Layout" svg:width="1.1cm" svg:height="1.102cm" svg:x="12.67cm" svg:y="7.056cm">
          <text:p text:style-name="P57">P</text:p>
          <draw:enhanced-geometry svg:viewBox="0 0 21600 21600" draw:type="rectangle" draw:enhanced-path="M 0 0 L 21600 0 21600 21600 0 21600 0 0 Z N"/>
        </draw:custom-shape>
        <draw:line draw:style-name="gr298" draw:text-style-name="P57" draw:layer="layout" svg:x1="11.403cm" svg:y1="7.607cm" svg:x2="12.68cm" svg:y2="7.62cm">
          <text:p/>
        </draw:line>
        <draw:frame draw:style-name="gr297" draw:text-style-name="P58" draw:layer="layout" svg:width="2.356cm" svg:height="0.886cm" svg:x="12.124cm" svg:y="6.04cm">
          <draw:text-box>
            <text:p text:style-name="P58">Проект</text:p>
          </draw:text-box>
        </draw:frame>
        <draw:frame draw:style-name="gr297" draw:text-style-name="P58" draw:layer="layout" svg:width="3.173cm" svg:height="0.886cm" svg:x="7.084cm" svg:y="4.14cm">
          <draw:text-box>
            <text:p text:style-name="P58">Общество</text:p>
          </draw:text-box>
        </draw:frame>
        <draw:frame draw:style-name="gr297" draw:text-style-name="P59" draw:layer="layout" svg:width="6.281cm" svg:height="0.962cm" svg:x="7.12cm" svg:y="1.82cm">
          <draw:text-box>
            <text:p text:style-name="P59">Развитие общества</text:p>
          </draw:text-box>
        </draw:frame>
        <draw:frame draw:style-name="gr297" draw:text-style-name="P59" draw:layer="layout" svg:width="5.514cm" svg:height="0.962cm" svg:x="7.321cm" svg:y="12.82cm">
          <draw:text-box>
            <text:p text:style-name="P59">Участие граждан</text:p>
          </draw:text-box>
        </draw:frame>
        <draw:frame draw:style-name="gr303" draw:text-style-name="P60" draw:layer="layout" svg:width="4.42cm" svg:height="4.5cm" svg:x="1.54cm" svg:y="5.46cm">
          <draw:text-box>
            <text:p text:style-name="P60"><text:span text:style-name="T3">Планета,</text:span></text:p>
            <text:p text:style-name="P60"><text:span text:style-name="T3">страна, регион, город, район, многоквартирник, кооператив, сообщество</text:span></text:p>
          </draw:text-box>
        </draw:frame>
        <draw:frame draw:style-name="gr303" draw:text-style-name="P60" draw:layer="layout" svg:width="5.28cm" svg:height="5.371cm" svg:x="14.44cm" svg:y="4.8cm">
          <draw:text-box>
            <text:p text:style-name="P60"><text:span text:style-name="T3">Космический проект, законопроект, распределение ресурсов, развитие коммуникаций, судебное решение; градостроительный, технический, образовательный проекты</text:span></text:p>
          </draw:text-box>
        </draw:frame>
      </draw:page>
      <draw:page draw:name="page25" draw:style-name="dp1" draw:master-page-name="Default">
        <draw:custom-shape draw:style-name="gr304" draw:text-style-name="P61" draw:layer="layout" svg:width="0.9cm" svg:height="0.867cm" svg:x="6.429cm" svg:y="3.577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cm" svg:y1="4.015cm" svg:x2="9.128cm" svg:y2="5.442cm">
          <text:p/>
        </draw:line>
        <draw:custom-shape draw:style-name="gr304" draw:text-style-name="P61" draw:layer="layout" svg:width="0.9cm" svg:height="0.867cm" svg:x="6.431cm" svg:y="5.281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2cm" svg:y1="5.719cm" svg:x2="9.028cm" svg:y2="5.742cm">
          <text:p/>
        </draw:line>
        <draw:custom-shape draw:style-name="gr304" draw:text-style-name="P61" draw:layer="layout" svg:width="0.9cm" svg:height="0.867cm" svg:x="6.431cm" svg:y="6.981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2cm" svg:y1="7.419cm" svg:x2="9.128cm" svg:y2="6.042cm">
          <text:p/>
        </draw:line>
        <draw:custom-shape draw:style-name="gr304" draw:text-style-name="P61" draw:layer="layout" svg:width="0.9cm" svg:height="0.867cm" svg:x="9.005cm" svg:y="5.281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876cm" svg:y1="5.719cm" svg:x2="11.276cm" svg:y2="5.719cm">
          <text:p/>
        </draw:line>
        <draw:custom-shape draw:style-name="gr305" draw:text-style-name="P61" draw:layer="layout" svg:width="0.9cm" svg:height="0.867cm" svg:x="11.266cm" svg:y="5.287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2.137cm" svg:y1="5.825cm" svg:x2="13.537cm" svg:y2="5.825cm">
          <text:p/>
        </draw:line>
        <draw:custom-shape draw:style-name="gr305" draw:text-style-name="P61" draw:layer="layout" svg:width="0.9cm" svg:height="0.867cm" svg:x="13.478cm" svg:y="5.287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3.502cm" svg:y1="5.542cm" svg:x2="12.102cm" svg:y2="5.542cm">
          <text:p/>
        </draw:line>
        <draw:custom-shape draw:style-name="gr304" draw:text-style-name="P61" draw:layer="layout" svg:width="0.9cm" svg:height="0.867cm" svg:x="6.432cm" svg:y="8.8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3cm" svg:y1="9.321cm" svg:x2="9.029cm" svg:y2="9.344cm">
          <text:p/>
        </draw:line>
        <draw:custom-shape draw:style-name="gr304" draw:text-style-name="P61" draw:layer="layout" svg:width="0.9cm" svg:height="0.867cm" svg:x="6.432cm" svg:y="10.5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3cm" svg:y1="11.021cm" svg:x2="9.129cm" svg:y2="9.644cm">
          <text:p/>
        </draw:line>
        <draw:custom-shape draw:style-name="gr305" draw:text-style-name="P61" draw:layer="layout" svg:width="0.9cm" svg:height="0.867cm" svg:x="9.006cm" svg:y="8.8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877cm" svg:y1="9.321cm" svg:x2="11.277cm" svg:y2="9.321cm">
          <text:p/>
        </draw:line>
        <draw:custom-shape draw:style-name="gr305" draw:text-style-name="P61" draw:layer="layout" svg:width="0.9cm" svg:height="0.867cm" svg:x="11.267cm" svg:y="8.88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2.138cm" svg:y1="9.327cm" svg:x2="13.538cm" svg:y2="9.327cm">
          <text:p/>
        </draw:line>
        <draw:custom-shape draw:style-name="gr305" draw:text-style-name="P61" draw:layer="layout" svg:width="0.9cm" svg:height="0.867cm" svg:x="13.567cm" svg:y="8.88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0.502cm" svg:y1="8.342cm" svg:x2="9.702cm" svg:y2="8.942cm">
          <text:p/>
        </draw:line>
        <draw:line draw:style-name="gr238" draw:text-style-name="P1" draw:layer="layout" svg:x1="10.502cm" svg:y1="8.342cm" svg:x2="13.202cm" svg:y2="8.342cm">
          <text:p/>
        </draw:line>
        <draw:line draw:style-name="gr238" draw:text-style-name="P1" draw:layer="layout" svg:x1="13.802cm" svg:y1="8.942cm" svg:x2="13.202cm" svg:y2="8.342cm">
          <text:p/>
        </draw:line>
        <draw:frame draw:style-name="gr292" draw:layer="layout" svg:width="6.175cm" svg:height="0.729cm" svg:x="7.702cm" svg:y="1.801cm">
          <draw:text-box>
            <text:p>Зацикленное делегирование</text:p>
          </draw:text-box>
        </draw:frame>
        <draw:custom-shape draw:style-name="gr304" draw:text-style-name="P61" draw:layer="layout" svg:width="0.9cm" svg:height="0.867cm" svg:x="5.532cm" svg:y="24.5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403cm" svg:y1="25.021cm" svg:x2="8.129cm" svg:y2="25.044cm">
          <text:p/>
        </draw:line>
        <draw:custom-shape draw:style-name="gr304" draw:text-style-name="P61" draw:layer="layout" svg:width="0.9cm" svg:height="0.867cm" svg:x="5.532cm" svg:y="26.2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403cm" svg:y1="26.721cm" svg:x2="8.229cm" svg:y2="25.344cm">
          <text:p/>
        </draw:line>
        <draw:custom-shape draw:style-name="gr305" draw:text-style-name="P61" draw:layer="layout" svg:width="0.9cm" svg:height="0.867cm" svg:x="8.106cm" svg:y="24.5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8.977cm" svg:y1="25.021cm" svg:x2="10.377cm" svg:y2="25.021cm">
          <text:p/>
        </draw:line>
        <draw:custom-shape draw:style-name="gr305" draw:text-style-name="P61" draw:layer="layout" svg:width="0.9cm" svg:height="0.867cm" svg:x="10.367cm" svg:y="24.58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1.238cm" svg:y1="25.027cm" svg:x2="12.638cm" svg:y2="25.027cm">
          <text:p/>
        </draw:line>
        <draw:custom-shape draw:style-name="gr305" draw:text-style-name="P61" draw:layer="layout" svg:width="0.9cm" svg:height="0.867cm" svg:x="12.667cm" svg:y="24.58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602cm" svg:y1="24.042cm" svg:x2="8.802cm" svg:y2="24.642cm">
          <text:p/>
        </draw:line>
        <draw:line draw:style-name="gr238" draw:text-style-name="P1" draw:layer="layout" svg:x1="9.602cm" svg:y1="24.042cm" svg:x2="12.302cm" svg:y2="24.042cm">
          <text:p/>
        </draw:line>
        <draw:line draw:style-name="gr238" draw:text-style-name="P1" draw:layer="layout" svg:x1="12.902cm" svg:y1="24.642cm" svg:x2="12.302cm" svg:y2="24.042cm">
          <text:p/>
        </draw:line>
        <draw:frame draw:style-name="gr292" draw:layer="layout" svg:width="9.1cm" svg:height="0.729cm" svg:x="6.202cm" svg:y="13.501cm">
          <draw:text-box>
            <text:p>Общая картина с простым делегированием</text:p>
          </draw:text-box>
        </draw:frame>
        <draw:custom-shape draw:style-name="gr304" draw:text-style-name="P61" draw:layer="layout" svg:width="0.9cm" svg:height="0.867cm" svg:x="5.533cm" svg:y="20.8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404cm" svg:y1="21.321cm" svg:x2="8.13cm" svg:y2="21.344cm">
          <text:p/>
        </draw:line>
        <draw:custom-shape draw:style-name="gr304" draw:text-style-name="P61" draw:layer="layout" svg:width="0.9cm" svg:height="0.867cm" svg:x="5.533cm" svg:y="22.583cm">
          <text:p text:style-name="P61">h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61" draw:layer="layout" svg:width="0.9cm" svg:height="0.867cm" svg:x="8.107cm" svg:y="20.8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61" draw:layer="layout" svg:width="0.9cm" svg:height="0.867cm" svg:x="5.531cm" svg:y="15.67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402cm" svg:y1="16.117cm" svg:x2="8.23cm" svg:y2="17.544cm">
          <text:p/>
        </draw:line>
        <draw:custom-shape draw:style-name="gr304" draw:text-style-name="P61" draw:layer="layout" svg:width="0.9cm" svg:height="0.867cm" svg:x="5.533cm" svg:y="17.3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404cm" svg:y1="17.821cm" svg:x2="8.13cm" svg:y2="17.844cm">
          <text:p/>
        </draw:line>
        <draw:custom-shape draw:style-name="gr304" draw:text-style-name="P61" draw:layer="layout" svg:width="0.9cm" svg:height="0.867cm" svg:x="5.533cm" svg:y="19.0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cm" svg:y1="19.5cm" svg:x2="12.6cm" svg:y2="18cm">
          <text:p/>
        </draw:line>
        <draw:custom-shape draw:style-name="gr304" draw:text-style-name="P61" draw:layer="layout" svg:width="0.9cm" svg:height="0.867cm" svg:x="8.107cm" svg:y="17.3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8.978cm" svg:y1="17.821cm" svg:x2="10.378cm" svg:y2="17.821cm">
          <text:p/>
        </draw:line>
        <draw:custom-shape draw:style-name="gr306" draw:text-style-name="P61" draw:layer="layout" svg:width="0.751cm" svg:height="0.778cm" svg:x="12.573cm" svg:y="17.422cm">
          <text:p text:style-name="P61">P1</text:p>
          <draw:enhanced-geometry svg:viewBox="0 0 21600 21600" draw:type="rectangle" draw:enhanced-path="M 0 0 L 21600 0 21600 21600 0 21600 0 0 Z N"/>
        </draw:custom-shape>
        <draw:custom-shape draw:style-name="gr306" draw:text-style-name="P61" draw:layer="layout" svg:width="0.9cm" svg:height="0.867cm" svg:x="10.309cm" svg:y="17.385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1.203cm" svg:y1="17.819cm" svg:x2="12.603cm" svg:y2="17.819cm">
          <text:p/>
        </draw:line>
        <draw:line draw:style-name="gr298" draw:text-style-name="P61" draw:layer="layout" svg:x1="6.406cm" svg:y1="19.523cm" svg:x2="8.132cm" svg:y2="19.546cm">
          <text:p/>
        </draw:line>
        <draw:custom-shape draw:style-name="gr307" draw:text-style-name="P61" draw:layer="layout" svg:width="0.9cm" svg:height="0.867cm" svg:x="8.109cm" svg:y="19.085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61" draw:layer="layout" svg:width="0.751cm" svg:height="0.778cm" svg:x="12.574cm" svg:y="20.924cm">
          <text:p text:style-name="P61">P2</text:p>
          <draw:enhanced-geometry svg:viewBox="0 0 21600 21600" draw:type="rectangle" draw:enhanced-path="M 0 0 L 21600 0 21600 21600 0 21600 0 0 Z N"/>
        </draw:custom-shape>
        <draw:line draw:style-name="gr298" draw:text-style-name="P61" draw:layer="layout" svg:x1="9cm" svg:y1="21.3cm" svg:x2="12.604cm" svg:y2="21.321cm">
          <text:p/>
        </draw:line>
        <draw:frame draw:style-name="gr292" draw:layer="layout" svg:width="3.017cm" svg:height="1.207cm" svg:x="14.6cm" svg:y="17.216cm">
          <draw:text-box>
            <text:p>6 голосов</text:p>
            <text:p>за проект P1</text:p>
          </draw:text-box>
        </draw:frame>
        <draw:frame draw:style-name="gr292" draw:layer="layout" svg:width="4.617cm" svg:height="1.685cm" svg:x="14.6cm" svg:y="20.717cm">
          <draw:text-box>
            <text:p>2 голоса</text:p>
            <text:p>за проект P2<text:line-break/>(h0 не проявил себя)</text:p>
          </draw:text-box>
        </draw:frame>
        <draw:frame draw:style-name="gr292" draw:layer="layout" svg:width="2.623cm" svg:height="1.207cm" svg:x="14.901cm" svg:y="24.118cm">
          <draw:text-box>
            <text:p>5 голосов</text:p>
            <text:p>зациклены</text:p>
          </draw:text-box>
        </draw:frame>
        <draw:frame draw:style-name="gr308" draw:text-style-name="P9" draw:layer="layout" svg:width="9.956cm" svg:height="2.163cm" svg:x="9.3cm" svg:y="26.319cm">
          <draw:text-box>
            <text:p text:style-name="P9"><text:span text:style-name="T10">Итого:</text:span></text:p>
            <text:p text:style-name="P9"><text:span text:style-name="T10">6 человек за проект P1</text:span><text:span text:style-name="T10"><text:line-break/></text:span><text:span text:style-name="T10">2 человека за проект P2</text:span></text:p>
            <text:p text:style-name="P9"><text:span text:style-name="T10">6 человек исключены из принятия решения</text:span></text:p>
          </draw:text-box>
        </draw:frame>
      </draw:page>
      <draw:page draw:name="page26" draw:style-name="dp1" draw:master-page-name="Default">
        <draw:custom-shape draw:style-name="gr304" draw:text-style-name="P61" draw:layer="layout" svg:width="0.9cm" svg:height="0.867cm" svg:x="3.533cm" svg:y="12.2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4cm" svg:y1="12.722cm" svg:x2="6.13cm" svg:y2="12.745cm">
          <text:p/>
        </draw:line>
        <draw:custom-shape draw:style-name="gr304" draw:text-style-name="P61" draw:layer="layout" svg:width="0.9cm" svg:height="0.867cm" svg:x="3.533cm" svg:y="13.9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4cm" svg:y1="14.422cm" svg:x2="8.5cm" svg:y2="13cm">
          <text:p/>
        </draw:line>
        <draw:custom-shape draw:style-name="gr305" draw:text-style-name="P61" draw:layer="layout" svg:width="0.9cm" svg:height="0.867cm" svg:x="6.107cm" svg:y="12.284cm">
          <text:p text:style-name="P61">h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978cm" svg:y1="12.722cm" svg:x2="8.378cm" svg:y2="12.722cm">
          <text:p/>
        </draw:line>
        <draw:custom-shape draw:style-name="gr305" draw:text-style-name="P61" draw:layer="layout" svg:width="0.9cm" svg:height="0.867cm" svg:x="8.368cm" svg:y="12.29cm">
          <text:p text:style-name="P61">h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265cm" svg:y1="12.728cm" svg:x2="10.665cm" svg:y2="12.728cm">
          <text:p/>
        </draw:line>
        <draw:custom-shape draw:style-name="gr305" draw:text-style-name="P61" draw:layer="layout" svg:width="0.9cm" svg:height="0.867cm" svg:x="10.668cm" svg:y="12.29cm">
          <text:p text:style-name="P61">h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603cm" svg:y1="11.743cm" svg:x2="6.803cm" svg:y2="12.343cm">
          <text:p/>
        </draw:line>
        <draw:line draw:style-name="gr238" draw:text-style-name="P1" draw:layer="layout" svg:x1="7.603cm" svg:y1="11.743cm" svg:x2="10.303cm" svg:y2="11.743cm">
          <text:p/>
        </draw:line>
        <draw:line draw:style-name="gr238" draw:text-style-name="P1" draw:layer="layout" svg:x1="10.903cm" svg:y1="12.343cm" svg:x2="10.303cm" svg:y2="11.743cm">
          <text:p/>
        </draw:line>
        <draw:frame draw:style-name="gr292" draw:layer="layout" svg:width="7.72cm" svg:height="0.729cm" svg:x="6.903cm" svg:y="2.002cm">
          <draw:text-box>
            <text:p>Решение через суперделегирование</text:p>
          </draw:text-box>
        </draw:frame>
        <draw:custom-shape draw:style-name="gr304" draw:text-style-name="P61" draw:layer="layout" svg:width="0.9cm" svg:height="0.867cm" svg:x="3.534cm" svg:y="8.5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5cm" svg:y1="9.022cm" svg:x2="6.131cm" svg:y2="9.045cm">
          <text:p/>
        </draw:line>
        <draw:custom-shape draw:style-name="gr304" draw:text-style-name="P61" draw:layer="layout" svg:width="0.9cm" svg:height="0.867cm" svg:x="3.534cm" svg:y="10.284cm">
          <text:p text:style-name="P61">h0</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9" draw:text-style-name="P61" draw:layer="layout" svg:x1="4.405cm" svg:y1="10.722cm" svg:x2="6.231cm" svg:y2="9.345cm">
          <text:p/>
        </draw:line>
        <draw:custom-shape draw:style-name="gr306" draw:text-style-name="P61" draw:layer="layout" svg:width="0.9cm" svg:height="0.867cm" svg:x="6.108cm" svg:y="8.5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61" draw:layer="layout" svg:width="0.9cm" svg:height="0.867cm" svg:x="3.532cm" svg:y="3.38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3cm" svg:y1="3.818cm" svg:x2="10.6cm" svg:y2="5.3cm">
          <text:p/>
        </draw:line>
        <draw:custom-shape draw:style-name="gr304" draw:text-style-name="P61" draw:layer="layout" svg:width="0.9cm" svg:height="0.867cm" svg:x="3.534cm" svg:y="5.0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5cm" svg:y1="5.522cm" svg:x2="6.131cm" svg:y2="5.545cm">
          <text:p/>
        </draw:line>
        <draw:custom-shape draw:style-name="gr304" draw:text-style-name="P61" draw:layer="layout" svg:width="0.9cm" svg:height="0.867cm" svg:x="3.534cm" svg:y="6.7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001cm" svg:y1="7.201cm" svg:x2="10.601cm" svg:y2="5.701cm">
          <text:p/>
        </draw:line>
        <draw:custom-shape draw:style-name="gr304" draw:text-style-name="P61" draw:layer="layout" svg:width="0.9cm" svg:height="0.867cm" svg:x="6.108cm" svg:y="5.0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979cm" svg:y1="5.522cm" svg:x2="8.379cm" svg:y2="5.522cm">
          <text:p/>
        </draw:line>
        <draw:custom-shape draw:style-name="gr306" draw:text-style-name="P61" draw:layer="layout" svg:width="0.751cm" svg:height="0.778cm" svg:x="10.574cm" svg:y="5.123cm">
          <text:p text:style-name="P61">P1</text:p>
          <draw:enhanced-geometry svg:viewBox="0 0 21600 21600" draw:type="rectangle" draw:enhanced-path="M 0 0 L 21600 0 21600 21600 0 21600 0 0 Z N"/>
        </draw:custom-shape>
        <draw:custom-shape draw:style-name="gr306" draw:text-style-name="P61" draw:layer="layout" svg:width="0.9cm" svg:height="0.867cm" svg:x="8.31cm" svg:y="5.086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204cm" svg:y1="5.52cm" svg:x2="10.604cm" svg:y2="5.52cm">
          <text:p/>
        </draw:line>
        <draw:line draw:style-name="gr298" draw:text-style-name="P61" draw:layer="layout" svg:x1="4.407cm" svg:y1="7.224cm" svg:x2="6.133cm" svg:y2="7.247cm">
          <text:p/>
        </draw:line>
        <draw:custom-shape draw:style-name="gr307" draw:text-style-name="P61" draw:layer="layout" svg:width="0.9cm" svg:height="0.867cm" svg:x="6.11cm" svg:y="6.786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61" draw:layer="layout" svg:width="0.751cm" svg:height="0.778cm" svg:x="10.575cm" svg:y="8.625cm">
          <text:p text:style-name="P61">P2</text:p>
          <draw:enhanced-geometry svg:viewBox="0 0 21600 21600" draw:type="rectangle" draw:enhanced-path="M 0 0 L 21600 0 21600 21600 0 21600 0 0 Z N"/>
        </draw:custom-shape>
        <draw:line draw:style-name="gr298" draw:text-style-name="P61" draw:layer="layout" svg:x1="7.001cm" svg:y1="9.001cm" svg:x2="10.605cm" svg:y2="9.022cm">
          <text:p/>
        </draw:line>
        <draw:line draw:style-name="gr310" draw:text-style-name="P1" draw:layer="layout" svg:x1="4.3cm" svg:y1="3.5cm" svg:x2="5cm" svg:y2="2.9cm">
          <text:p/>
        </draw:line>
        <draw:line draw:style-name="gr310" draw:text-style-name="P1" draw:layer="layout" svg:x1="4.301cm" svg:y1="5.201cm" svg:x2="5.001cm" svg:y2="4.601cm">
          <text:p/>
        </draw:line>
        <draw:line draw:style-name="gr310" draw:text-style-name="P1" draw:layer="layout" svg:x1="4.301cm" svg:y1="6.901cm" svg:x2="5.001cm" svg:y2="6.301cm">
          <text:p/>
        </draw:line>
        <draw:line draw:style-name="gr310" draw:text-style-name="P1" draw:layer="layout" svg:x1="6.901cm" svg:y1="5.201cm" svg:x2="7.601cm" svg:y2="4.601cm">
          <text:p/>
        </draw:line>
        <draw:line draw:style-name="gr310" draw:text-style-name="P1" draw:layer="layout" svg:x1="6.902cm" svg:y1="6.902cm" svg:x2="7.602cm" svg:y2="6.302cm">
          <text:p/>
        </draw:line>
        <draw:line draw:style-name="gr310" draw:text-style-name="P1" draw:layer="layout" svg:x1="6.889cm" svg:y1="8.702cm" svg:x2="7.589cm" svg:y2="8.102cm">
          <text:p/>
        </draw:line>
        <draw:line draw:style-name="gr310" draw:text-style-name="P1" draw:layer="layout" svg:x1="4.302cm" svg:y1="8.702cm" svg:x2="5.002cm" svg:y2="8.102cm">
          <text:p/>
        </draw:line>
        <draw:line draw:style-name="gr310" draw:text-style-name="P1" draw:layer="layout" svg:x1="9.102cm" svg:y1="5.202cm" svg:x2="9.802cm" svg:y2="4.602cm">
          <text:p/>
        </draw:line>
        <draw:line draw:style-name="gr310" draw:text-style-name="P1" draw:layer="layout" svg:x1="4.303cm" svg:y1="12.403cm" svg:x2="5.003cm" svg:y2="11.803cm">
          <text:p/>
        </draw:line>
        <draw:line draw:style-name="gr310" draw:text-style-name="P1" draw:layer="layout" svg:x1="4.304cm" svg:y1="14.104cm" svg:x2="5.004cm" svg:y2="13.504cm">
          <text:p/>
        </draw:line>
        <draw:line draw:style-name="gr310" draw:text-style-name="P1" draw:layer="layout" svg:x1="10.3cm" svg:y1="13.7cm" svg:x2="11cm" svg:y2="13.13cm">
          <text:p/>
        </draw:line>
        <draw:line draw:style-name="gr310" draw:text-style-name="P1" draw:layer="layout" svg:x1="8.9cm" svg:y1="12.3cm" svg:x2="6.7cm" svg:y2="7.6cm">
          <text:p/>
        </draw:line>
        <draw:line draw:style-name="gr310" draw:text-style-name="P1" draw:layer="layout" svg:x1="11.304cm" svg:y1="12.328cm" svg:x2="6.9cm" svg:y2="9.3cm">
          <text:p/>
        </draw:line>
        <draw:line draw:style-name="gr311" draw:text-style-name="P1" draw:layer="layout" svg:x1="10.3cm" svg:y1="13.7cm" svg:x2="7.4cm" svg:y2="13.7cm">
          <text:p/>
        </draw:line>
        <draw:line draw:style-name="gr311" draw:text-style-name="P1" draw:layer="layout" svg:x1="7.4cm" svg:y1="13.7cm" svg:x2="6.8cm" svg:y2="13.1cm">
          <text:p/>
        </draw:line>
        <draw:frame draw:style-name="gr292" draw:layer="layout" svg:width="3.017cm" svg:height="1.207cm" svg:x="12.901cm" svg:y="4.917cm">
          <draw:text-box>
            <text:p>6 голосов</text:p>
            <text:p>за проект P1</text:p>
          </draw:text-box>
        </draw:frame>
        <draw:frame draw:style-name="gr292" draw:layer="layout" svg:width="6.691cm" svg:height="1.685cm" svg:x="12.401cm" svg:y="8.318cm">
          <draw:text-box>
            <text:p>3 голоса</text:p>
            <text:p>за проект P2</text:p>
            <text:p>(h0 через суперделегирование)</text:p>
          </draw:text-box>
        </draw:frame>
        <draw:frame draw:style-name="gr292" draw:layer="layout" svg:width="5.18cm" svg:height="1.685cm" svg:x="12.702cm" svg:y="11.819cm">
          <draw:text-box>
            <text:p>5 голосов</text:p>
            <text:p>за проект P1 через</text:p>
            <text:p>суперделегирование h2</text:p>
          </draw:text-box>
        </draw:frame>
        <draw:custom-shape draw:style-name="gr304" draw:text-style-name="P61" draw:layer="layout" svg:width="0.9cm" svg:height="0.867cm" svg:x="6.431cm" svg:y="21.97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2cm" svg:y1="22.417cm" svg:x2="9.13cm" svg:y2="23.844cm">
          <text:p/>
        </draw:line>
        <draw:custom-shape draw:style-name="gr304" draw:text-style-name="P61" draw:layer="layout" svg:width="0.9cm" svg:height="0.867cm" svg:x="6.433cm" svg:y="23.6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4cm" svg:y1="24.121cm" svg:x2="9.03cm" svg:y2="24.144cm">
          <text:p/>
        </draw:line>
        <draw:custom-shape draw:style-name="gr304" draw:text-style-name="P61" draw:layer="layout" svg:width="0.9cm" svg:height="0.867cm" svg:x="6.433cm" svg:y="25.3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304cm" svg:y1="25.821cm" svg:x2="9.13cm" svg:y2="24.444cm">
          <text:p/>
        </draw:line>
        <draw:custom-shape draw:style-name="gr304" draw:text-style-name="P61" draw:layer="layout" svg:width="0.9cm" svg:height="0.867cm" svg:x="9.007cm" svg:y="23.683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878cm" svg:y1="24.121cm" svg:x2="11.278cm" svg:y2="24.121cm">
          <text:p/>
        </draw:line>
        <draw:custom-shape draw:style-name="gr305" draw:text-style-name="P61" draw:layer="layout" svg:width="0.9cm" svg:height="0.867cm" svg:x="11.268cm" svg:y="23.68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2.139cm" svg:y1="24.227cm" svg:x2="13.539cm" svg:y2="24.227cm">
          <text:p/>
        </draw:line>
        <draw:custom-shape draw:style-name="gr305" draw:text-style-name="P61" draw:layer="layout" svg:width="0.9cm" svg:height="0.867cm" svg:x="13.48cm" svg:y="23.689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3.513cm" svg:y1="23.98cm" svg:x2="12.113cm" svg:y2="23.98cm">
          <text:p/>
        </draw:line>
        <draw:frame draw:style-name="gr292" draw:layer="layout" svg:width="7.288cm" svg:height="0.729cm" svg:x="6.903cm" svg:y="20.003cm">
          <draw:text-box>
            <text:p>Зацикленное суперделегирование</text:p>
          </draw:text-box>
        </draw:frame>
        <draw:line draw:style-name="gr310" draw:text-style-name="P1" draw:layer="layout" svg:x1="7.101cm" svg:y1="22.001cm" svg:x2="7.801cm" svg:y2="21.401cm">
          <text:p/>
        </draw:line>
        <draw:line draw:style-name="gr310" draw:text-style-name="P1" draw:layer="layout" svg:x1="7.102cm" svg:y1="23.702cm" svg:x2="7.802cm" svg:y2="23.102cm">
          <text:p/>
        </draw:line>
        <draw:line draw:style-name="gr310" draw:text-style-name="P1" draw:layer="layout" svg:x1="7.102cm" svg:y1="25.402cm" svg:x2="7.802cm" svg:y2="24.802cm">
          <text:p/>
        </draw:line>
        <draw:line draw:style-name="gr310" draw:text-style-name="P1" draw:layer="layout" svg:x1="11.9cm" svg:y1="24.5cm" svg:x2="13.7cm" svg:y2="24.5cm">
          <text:p/>
        </draw:line>
        <draw:line draw:style-name="gr310" draw:text-style-name="P1" draw:layer="layout" svg:x1="13.8cm" svg:y1="23.7cm" svg:x2="11.882cm" svg:y2="23.718cm">
          <text:p/>
        </draw:line>
        <draw:line draw:style-name="gr310" draw:text-style-name="P1" draw:layer="layout" svg:x1="9.703cm" svg:y1="23.703cm" svg:x2="10.403cm" svg:y2="23.103cm">
          <text:p/>
        </draw:line>
        <draw:frame draw:style-name="gr308" draw:text-style-name="P9" draw:layer="layout" svg:width="9.956cm" svg:height="2.163cm" svg:x="9.344cm" svg:y="14.837cm">
          <draw:text-box>
            <text:p text:style-name="P9"><text:span text:style-name="T10">Итого:</text:span></text:p>
            <text:p text:style-name="P9"><text:span text:style-name="T10">11 человек за проект P1</text:span><text:span text:style-name="T10"><text:line-break/></text:span><text:span text:style-name="T10">3 человека за проект P2</text:span></text:p>
            <text:p text:style-name="P9"><text:span text:style-name="T10">Исключенных из принятия решения нет</text:span></text:p>
          </draw:text-box>
        </draw:frame>
      </draw:page>
      <draw:page draw:name="page27" draw:style-name="dp1" draw:master-page-name="Default">
        <draw:frame draw:style-name="gr292" draw:text-style-name="P62" draw:layer="layout" svg:width="9.379cm" svg:height="0.729cm" svg:x="6.103cm" svg:y="1.802cm">
          <draw:text-box>
            <text:p text:style-name="P62">Решение зацикленного <text:s/>суперделегирования</text:p>
          </draw:text-box>
        </draw:frame>
        <draw:custom-shape draw:style-name="gr312" draw:text-style-name="P61" draw:layer="Layout" svg:width="0.9cm" svg:height="0.867cm" svg:x="3.534cm" svg:y="8.5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5cm" svg:y1="9.022cm" svg:x2="6.131cm" svg:y2="9.045cm">
          <text:p/>
        </draw:line>
        <draw:custom-shape draw:style-name="gr312" draw:text-style-name="P61" draw:layer="Layout" svg:width="0.9cm" svg:height="0.867cm" svg:x="3.534cm" svg:y="10.2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9" draw:text-style-name="P61" draw:layer="layout" svg:x1="4.405cm" svg:y1="10.722cm" svg:x2="6.231cm" svg:y2="9.345cm">
          <text:p/>
        </draw:line>
        <draw:custom-shape draw:style-name="gr293" draw:text-style-name="P61" draw:layer="Layout" svg:width="0.9cm" svg:height="0.867cm" svg:x="6.108cm" svg:y="8.5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1" draw:layer="Layout" svg:width="0.9cm" svg:height="0.867cm" svg:x="3.532cm" svg:y="3.38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3cm" svg:y1="3.818cm" svg:x2="10.6cm" svg:y2="5.3cm">
          <text:p/>
        </draw:line>
        <draw:custom-shape draw:style-name="gr312" draw:text-style-name="P61" draw:layer="Layout" svg:width="0.9cm" svg:height="0.867cm" svg:x="3.534cm" svg:y="5.0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05cm" svg:y1="5.522cm" svg:x2="6.131cm" svg:y2="5.545cm">
          <text:p/>
        </draw:line>
        <draw:custom-shape draw:style-name="gr312" draw:text-style-name="P61" draw:layer="Layout" svg:width="0.9cm" svg:height="0.867cm" svg:x="3.534cm" svg:y="6.7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7.001cm" svg:y1="7.201cm" svg:x2="10.601cm" svg:y2="5.701cm">
          <text:p/>
        </draw:line>
        <draw:custom-shape draw:style-name="gr312" draw:text-style-name="P61" draw:layer="Layout" svg:width="0.9cm" svg:height="0.867cm" svg:x="6.108cm" svg:y="5.084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979cm" svg:y1="5.522cm" svg:x2="8.379cm" svg:y2="5.522cm">
          <text:p/>
        </draw:line>
        <draw:custom-shape draw:style-name="gr293" draw:text-style-name="P61" draw:layer="Layout" svg:width="0.751cm" svg:height="0.778cm" svg:x="10.574cm" svg:y="5.123cm">
          <text:p text:style-name="P61">P1</text:p>
          <draw:enhanced-geometry svg:viewBox="0 0 21600 21600" draw:type="rectangle" draw:enhanced-path="M 0 0 L 21600 0 21600 21600 0 21600 0 0 Z N"/>
        </draw:custom-shape>
        <draw:custom-shape draw:style-name="gr293" draw:text-style-name="P61" draw:layer="Layout" svg:width="0.9cm" svg:height="0.867cm" svg:x="8.31cm" svg:y="5.086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204cm" svg:y1="5.52cm" svg:x2="10.604cm" svg:y2="5.52cm">
          <text:p/>
        </draw:line>
        <draw:line draw:style-name="gr298" draw:text-style-name="P61" draw:layer="layout" svg:x1="4.407cm" svg:y1="7.224cm" svg:x2="6.133cm" svg:y2="7.247cm">
          <text:p/>
        </draw:line>
        <draw:custom-shape draw:style-name="gr294" draw:text-style-name="P61" draw:layer="Layout" svg:width="0.9cm" svg:height="0.867cm" svg:x="6.11cm" svg:y="6.786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1" draw:layer="Layout" svg:width="0.751cm" svg:height="0.778cm" svg:x="10.575cm" svg:y="8.625cm">
          <text:p text:style-name="P61">P2</text:p>
          <draw:enhanced-geometry svg:viewBox="0 0 21600 21600" draw:type="rectangle" draw:enhanced-path="M 0 0 L 21600 0 21600 21600 0 21600 0 0 Z N"/>
        </draw:custom-shape>
        <draw:line draw:style-name="gr298" draw:text-style-name="P61" draw:layer="layout" svg:x1="7.001cm" svg:y1="9.001cm" svg:x2="10.605cm" svg:y2="9.022cm">
          <text:p/>
        </draw:line>
        <draw:line draw:style-name="gr310" draw:text-style-name="P1" draw:layer="layout" svg:x1="4.3cm" svg:y1="3.5cm" svg:x2="5cm" svg:y2="2.9cm">
          <text:p/>
        </draw:line>
        <draw:line draw:style-name="gr310" draw:text-style-name="P1" draw:layer="layout" svg:x1="4.301cm" svg:y1="5.201cm" svg:x2="5.001cm" svg:y2="4.601cm">
          <text:p/>
        </draw:line>
        <draw:line draw:style-name="gr310" draw:text-style-name="P1" draw:layer="layout" svg:x1="4.301cm" svg:y1="6.901cm" svg:x2="5.001cm" svg:y2="6.301cm">
          <text:p/>
        </draw:line>
        <draw:line draw:style-name="gr310" draw:text-style-name="P1" draw:layer="layout" svg:x1="6.901cm" svg:y1="5.201cm" svg:x2="7.601cm" svg:y2="4.601cm">
          <text:p/>
        </draw:line>
        <draw:line draw:style-name="gr310" draw:text-style-name="P1" draw:layer="layout" svg:x1="6.902cm" svg:y1="6.902cm" svg:x2="7.602cm" svg:y2="6.302cm">
          <text:p/>
        </draw:line>
        <draw:line draw:style-name="gr310" draw:text-style-name="P1" draw:layer="layout" svg:x1="6.889cm" svg:y1="8.702cm" svg:x2="7.589cm" svg:y2="8.102cm">
          <text:p/>
        </draw:line>
        <draw:line draw:style-name="gr310" draw:text-style-name="P1" draw:layer="layout" svg:x1="4.302cm" svg:y1="8.702cm" svg:x2="5.002cm" svg:y2="8.102cm">
          <text:p/>
        </draw:line>
        <draw:line draw:style-name="gr310" draw:text-style-name="P1" draw:layer="layout" svg:x1="9.102cm" svg:y1="5.202cm" svg:x2="9.802cm" svg:y2="4.602cm">
          <text:p/>
        </draw:line>
        <draw:line draw:style-name="gr310" draw:text-style-name="P1" draw:layer="layout" svg:x1="6.6cm" svg:y1="13.9cm" svg:x2="6.6cm" svg:y2="9.4cm">
          <text:p/>
        </draw:line>
        <draw:frame draw:style-name="gr292" draw:text-style-name="P62" draw:layer="layout" svg:width="3.017cm" svg:height="1.207cm" svg:x="12.901cm" svg:y="4.917cm">
          <draw:text-box>
            <text:p text:style-name="P62">6 голосов</text:p>
            <text:p text:style-name="P62">за проект P1</text:p>
          </draw:text-box>
        </draw:frame>
        <draw:frame draw:style-name="gr292" draw:text-style-name="P62" draw:layer="layout" svg:width="3.017cm" svg:height="1.207cm" svg:x="12.901cm" svg:y="8.418cm">
          <draw:text-box>
            <text:p text:style-name="P62">3 голоса</text:p>
            <text:p text:style-name="P62">за проект P2</text:p>
          </draw:text-box>
        </draw:frame>
        <draw:frame draw:style-name="gr292" draw:text-style-name="P62" draw:layer="layout" svg:width="5.607cm" svg:height="2.641cm" svg:x="12.602cm" svg:y="12.919cm">
          <draw:text-box>
            <text:p text:style-name="P62">4 голоса</text:p>
            <text:p text:style-name="P62">за проект P2 через</text:p>
            <text:p text:style-name="P62">суперделегирование h1</text:p>
            <text:p text:style-name="P62">2 голоса зацикленны</text:p>
            <text:p text:style-name="P62">(будут об этом извещены)</text:p>
          </draw:text-box>
        </draw:frame>
        <draw:custom-shape draw:style-name="gr304" draw:text-style-name="P61" draw:layer="layout" svg:width="0.9cm" svg:height="0.867cm" svg:x="3.551cm" svg:y="12.178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22cm" svg:y1="12.616cm" svg:x2="6.25cm" svg:y2="14.043cm">
          <text:p/>
        </draw:line>
        <draw:custom-shape draw:style-name="gr304" draw:text-style-name="P61" draw:layer="layout" svg:width="0.9cm" svg:height="0.867cm" svg:x="3.553cm" svg:y="13.882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24cm" svg:y1="14.32cm" svg:x2="6.15cm" svg:y2="14.343cm">
          <text:p/>
        </draw:line>
        <draw:custom-shape draw:style-name="gr304" draw:text-style-name="P61" draw:layer="layout" svg:width="0.9cm" svg:height="0.867cm" svg:x="3.553cm" svg:y="15.582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4.424cm" svg:y1="16.02cm" svg:x2="6.25cm" svg:y2="14.643cm">
          <text:p/>
        </draw:line>
        <draw:custom-shape draw:style-name="gr304" draw:text-style-name="P61" draw:layer="layout" svg:width="0.9cm" svg:height="0.867cm" svg:x="6.127cm" svg:y="13.882cm">
          <text:p text:style-name="P61">h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6.998cm" svg:y1="14.32cm" svg:x2="8.398cm" svg:y2="14.32cm">
          <text:p/>
        </draw:line>
        <draw:custom-shape draw:style-name="gr305" draw:text-style-name="P61" draw:layer="layout" svg:width="0.9cm" svg:height="0.867cm" svg:x="8.388cm" svg:y="13.888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9.259cm" svg:y1="14.426cm" svg:x2="10.659cm" svg:y2="14.426cm">
          <text:p/>
        </draw:line>
        <draw:custom-shape draw:style-name="gr305" draw:text-style-name="P61" draw:layer="layout" svg:width="0.9cm" svg:height="0.867cm" svg:x="10.6cm" svg:y="13.888cm">
          <text:p text:style-name="P61">h</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8" draw:text-style-name="P61" draw:layer="layout" svg:x1="10.633cm" svg:y1="14.179cm" svg:x2="9.233cm" svg:y2="14.179cm">
          <text:p/>
        </draw:line>
        <draw:line draw:style-name="gr310" draw:text-style-name="P1" draw:layer="layout" svg:x1="4.221cm" svg:y1="12.2cm" svg:x2="4.921cm" svg:y2="11.6cm">
          <text:p/>
        </draw:line>
        <draw:line draw:style-name="gr310" draw:text-style-name="P1" draw:layer="layout" svg:x1="4.222cm" svg:y1="13.901cm" svg:x2="4.922cm" svg:y2="13.301cm">
          <text:p/>
        </draw:line>
        <draw:line draw:style-name="gr310" draw:text-style-name="P1" draw:layer="layout" svg:x1="4.222cm" svg:y1="15.601cm" svg:x2="4.922cm" svg:y2="15.001cm">
          <text:p/>
        </draw:line>
        <draw:line draw:style-name="gr310" draw:text-style-name="P1" draw:layer="layout" svg:x1="9.02cm" svg:y1="14.699cm" svg:x2="10.82cm" svg:y2="14.699cm">
          <text:p/>
        </draw:line>
        <draw:line draw:style-name="gr310" draw:text-style-name="P1" draw:layer="layout" svg:x1="10.92cm" svg:y1="13.899cm" svg:x2="9.002cm" svg:y2="13.917cm">
          <text:p/>
        </draw:line>
        <draw:frame draw:style-name="gr308" draw:text-style-name="P9" draw:layer="layout" svg:width="9.956cm" svg:height="3.119cm" svg:x="9.3cm" svg:y="17.02cm">
          <draw:text-box>
            <text:p text:style-name="P9"><text:span text:style-name="T10">Итого:</text:span></text:p>
            <text:p text:style-name="P9"><text:span text:style-name="T10">6 человек за проект P1</text:span><text:span text:style-name="T10"><text:line-break/></text:span><text:span text:style-name="T10">7 человек за проект P2</text:span></text:p>
            <text:p text:style-name="P9"><text:span text:style-name="T10">2 человека исключены из принятия решения</text:span></text:p>
            <text:p text:style-name="P9"><text:span text:style-name="T10">из-за двойного зацикливания (нереальный случай)</text:span></text:p>
          </draw:text-box>
        </draw:frame>
        <draw:frame draw:style-name="gr313" draw:text-style-name="P62" draw:layer="layout" svg:width="13.797cm" svg:height="6.465cm" svg:x="2.603cm" svg:y="20.92cm">
          <draw:text-box>
            <text:p text:style-name="P62">Итак гражданину доступно 4 действия:</text:p>
            <text:p text:style-name="P62">1) создание проекта (в заданной сфере)</text:p>
            <text:p text:style-name="P62">2) голосование за проект</text:p>
            <text:p text:style-name="P62">3) делегирование (человеку в определённой сфере)</text:p>
            <text:p text:style-name="P62">4) суперделегирование (делегирование без указания сферы)</text:p>
            <text:p text:style-name="P62"/>
            <text:p text:style-name="P62">Сферой должен быть объект, принятый прямым голосованием:</text:p>
            <text:p text:style-name="P62">1. Основной закон (конституция и законы, в том числе по уголовному, семейному, гражданскому и административной кодексам).</text:p>
            <text:p text:style-name="P62">2. Постановления (на разработку ресурсов, на прокладку коммуникаций, на образование и медицину; назначения на административные должности, в том числе генералов и судей).</text:p>
          </draw:text-box>
        </draw:frame>
      </draw:page>
      <draw:page draw:name="page28" draw:style-name="dp1" draw:master-page-name="Default">
        <draw:custom-shape draw:style-name="gr293" draw:text-style-name="P63" draw:layer="Layout" svg:width="1.18cm" svg:height="1.12cm" svg:x="3.344cm" svg:y="7.06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1.18cm" svg:height="1.12cm" svg:x="3.346cm" svg:y="8.822cm">
          <text:p text:style-name="P63">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1.18cm" svg:height="1.12cm" svg:x="3.346cm" svg:y="10.462cm">
          <text:p text:style-name="P63">8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3" draw:layer="Layout" svg:width="1.18cm" svg:height="1.12cm" svg:x="10.221cm" svg:y="7.062cm">
          <text:p text:style-name="P63">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1.18cm" svg:height="1.12cm" svg:x="10.223cm" svg:y="8.824cm">
          <text:p text:style-name="P63">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1.18cm" svg:height="1.12cm" svg:x="10.223cm" svg:y="10.464cm">
          <text:p text:style-name="P6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63" draw:layer="Layout" svg:width="1.18cm" svg:height="1.12cm" svg:x="15.846cm" svg:y="7.062cm">
          <text:p text:style-name="P63">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1.18cm" svg:height="1.12cm" svg:x="15.848cm" svg:y="8.824cm">
          <text:p text:style-name="P63">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1.18cm" svg:height="1.12cm" svg:x="15.848cm" svg:y="10.464cm">
          <text:p text:style-name="P63">4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6" draw:text-style-name="P64" draw:layer="layout" svg:width="3.724cm" svg:height="1.635cm" svg:x="8.894cm" svg:y="13.593cm">
          <draw:text-box>
            <text:p text:style-name="P64"><text:span text:style-name="T38">пик</text:span></text:p>
            <text:p text:style-name="P64"><text:span text:style-name="T38">гражданской </text:span></text:p>
            <text:p text:style-name="P64"><text:span text:style-name="T38">ответственности</text:span></text:p>
          </draw:text-box>
        </draw:frame>
        <draw:line draw:style-name="gr221" draw:text-style-name="P1" draw:layer="layout" svg:x1="2.502cm" svg:y1="12.5cm" svg:x2="17.982cm" svg:y2="12.5cm">
          <text:p/>
        </draw:line>
        <draw:frame draw:style-name="gr314" draw:text-style-name="P60" draw:layer="layout" svg:width="1.518cm" svg:height="0.763cm" svg:x="3.182cm" svg:y="12.74cm">
          <draw:text-box>
            <text:p text:style-name="P65"><text:span text:style-name="T3">2016</text:span></text:p>
          </draw:text-box>
        </draw:frame>
        <draw:frame draw:style-name="gr314" draw:text-style-name="P60" draw:layer="layout" svg:width="1.518cm" svg:height="0.763cm" svg:x="9.989cm" svg:y="12.741cm">
          <draw:text-box>
            <text:p text:style-name="P65"><text:span text:style-name="T3">2030</text:span></text:p>
          </draw:text-box>
        </draw:frame>
        <draw:frame draw:style-name="gr314" draw:text-style-name="P60" draw:layer="layout" svg:width="1.518cm" svg:height="0.763cm" svg:x="15.682cm" svg:y="12.742cm">
          <draw:text-box>
            <text:p text:style-name="P65"><text:span text:style-name="T3">2050</text:span></text:p>
          </draw:text-box>
        </draw:frame>
        <draw:frame draw:style-name="gr314" draw:text-style-name="P60" draw:layer="layout" svg:width="1.518cm" svg:height="0.763cm" svg:x="4.482cm" svg:y="12.741cm">
          <draw:text-box>
            <text:p text:style-name="P65"><text:span text:style-name="T3">2017</text:span></text:p>
          </draw:text-box>
        </draw:frame>
        <draw:line draw:style-name="gr315" draw:text-style-name="P1" draw:layer="layout" svg:x1="3.882cm" svg:y1="12.36cm" svg:x2="3.882cm" svg:y2="12.62cm">
          <text:p/>
        </draw:line>
        <draw:line draw:style-name="gr315" draw:text-style-name="P1" draw:layer="layout" svg:x1="5.183cm" svg:y1="12.361cm" svg:x2="5.183cm" svg:y2="12.621cm">
          <text:p/>
        </draw:line>
        <draw:line draw:style-name="gr315" draw:text-style-name="P1" draw:layer="layout" svg:x1="10.79cm" svg:y1="12.361cm" svg:x2="10.79cm" svg:y2="12.621cm">
          <text:p/>
        </draw:line>
        <draw:line draw:style-name="gr315" draw:text-style-name="P1" draw:layer="layout" svg:x1="16.414cm" svg:y1="12.362cm" svg:x2="16.414cm" svg:y2="12.622cm">
          <text:p/>
        </draw:line>
        <draw:frame draw:style-name="gr296" draw:text-style-name="P66" draw:layer="layout" svg:width="2.704cm" svg:height="1.157cm" svg:x="8.279cm" svg:y="5.094cm">
          <draw:text-box>
            <text:p text:style-name="P66"><text:span text:style-name="T45">гражданское</text:span></text:p>
            <text:p text:style-name="P66"><text:span text:style-name="T45">общество</text:span></text:p>
          </draw:text-box>
        </draw:frame>
        <draw:frame draw:style-name="gr296" draw:text-style-name="P66" draw:layer="layout" svg:width="3.517cm" svg:height="1.157cm" svg:x="1.479cm" svg:y="5.095cm">
          <draw:text-box>
            <text:p text:style-name="P66"><text:span text:style-name="T45">толпо-элитарное</text:span></text:p>
            <text:p text:style-name="P66"><text:span text:style-name="T45">общество</text:span></text:p>
          </draw:text-box>
        </draw:frame>
        <draw:line draw:style-name="gr316" draw:text-style-name="P1" draw:layer="layout" svg:x1="5.181cm" svg:y1="16.22cm" svg:x2="5.181cm" svg:y2="5.22cm">
          <text:p/>
        </draw:line>
        <draw:frame draw:style-name="gr317" draw:text-style-name="P1" draw:layer="layout" svg:width="17.414cm" svg:height="10.176cm" svg:x="3.214cm" svg:y="14.262cm">
          <draw:object xlink:href="./Object 1" xlink:type="simple" xlink:show="embed" xlink:actuate="onLoad"/>
          <draw:image xlink:href="./ObjectReplacements/Object 1" xlink:type="simple" xlink:show="embed" xlink:actuate="onLoad"/>
        </draw:frame>
        <draw:line draw:style-name="gr316" draw:text-style-name="P1" draw:layer="layout" svg:x1="10.788cm" svg:y1="22.641cm" svg:x2="10.788cm" svg:y2="12.421cm">
          <text:p/>
        </draw:line>
        <draw:frame draw:style-name="gr296" draw:text-style-name="P64" draw:layer="layout" svg:width="3.284cm" svg:height="1.635cm" svg:x="14.594cm" svg:y="13.594cm">
          <draw:text-box>
            <text:p text:style-name="P64"><text:span text:style-name="T38">стабилизация</text:span></text:p>
            <text:p text:style-name="P64"><text:span text:style-name="T38">делегативного</text:span></text:p>
            <text:p text:style-name="P64"><text:span text:style-name="T38">общества</text:span></text:p>
          </draw:text-box>
        </draw:frame>
        <draw:frame draw:style-name="gr296" draw:text-style-name="P64" draw:layer="layout" svg:width="2.158cm" svg:height="1.157cm" svg:x="6.694cm" svg:y="13.294cm">
          <draw:text-box>
            <text:p text:style-name="P64"><text:span text:style-name="T38">период</text:span></text:p>
            <text:p text:style-name="P64"><text:span text:style-name="T38">перехода</text:span></text:p>
          </draw:text-box>
        </draw:frame>
        <draw:frame draw:style-name="gr296" draw:text-style-name="P64" draw:layer="layout" svg:width="3.402cm" svg:height="1.635cm" svg:x="3.394cm" svg:y="13.594cm">
          <draw:text-box>
            <text:p text:style-name="P64"><text:span text:style-name="T38">внедрение</text:span></text:p>
            <text:p text:style-name="P64"><text:span text:style-name="T38">системы</text:span></text:p>
            <text:p text:style-name="P64"><text:span text:style-name="T38">делегирования</text:span></text:p>
          </draw:text-box>
        </draw:frame>
        <draw:frame draw:style-name="gr297" draw:text-style-name="P67" draw:layer="layout" svg:width="12.101cm" svg:height="0.962cm" svg:x="4.36cm" svg:y="2.218cm">
          <draw:text-box>
            <text:p text:style-name="P67">Формирование гражданского общества</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7-26T15:04:32.042278025</dc:date>
    <meta:editing-duration>P14DT23H37M36S</meta:editing-duration>
    <meta:editing-cycles>499</meta:editing-cycles>
    <meta:document-statistic meta:object-count="14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draw:fill-color="#b3b3b3"/>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1cm" svg:stroke-color="#579d1c" draw:fill-color="#579d1c"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1cm" svg:stroke-color="#0084d1" draw:fill-color="#0084d1"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1cm" svg:stroke-color="#ff6633" draw:fill-color="#ff66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15cm" svg:height="10.177cm" xlink:href="." xlink:type="simple" chart:class="chart:line" chart:style-name="ch1">
        <chart:legend chart:legend-position="end" svg:x="13.593cm" svg:y="4.291cm" style:legend-expansion="high" chart:style-name="ch2"/>
        <chart:plot-area chart:style-name="ch3" chart:data-source-has-labels="both" svg:x="1.359cm" svg:y="0.947cm" svg:width="12.164cm" svg:height="8.046cm">
          <chartooo:coordinate-region svg:x="1.98cm" svg:y="1.147cm" svg:width="11.171cm" svg:height="7.199cm"/>
          <chart:axis chart:dimension="x" chart:name="primary-x" chart:style-name="ch4" chartooo:axis-type="auto">
            <chartooo:date-scale/>
            <chart:title svg:x="7.013cm" svg:y="9.196cm" chart:style-name="ch5">
              <text:p>Годы</text:p>
            </chart:title>
            <chart:categories table:cell-range-address="local-table.$A$2:.$A$5"/>
          </chart:axis>
          <chart:axis chart:dimension="y" chart:name="primary-y" chart:style-name="ch6">
            <chart:title svg:x="0.451cm" svg:y="5.795cm" chart:style-name="ch7">
              <text:p>Группы, %</text:p>
            </chart:title>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озидатели</text:p>
              </table:table-cell>
              <table:table-cell office:value-type="string">
                <text:p>Выборщики</text:p>
              </table:table-cell>
              <table:table-cell office:value-type="string">
                <text:p>Пассивные</text:p>
              </table:table-cell>
            </table:table-row>
          </table:table-header-rows>
          <table:table-rows>
            <table:table-row>
              <table:table-cell office:value-type="string">
                <text:p>2016</text:p>
              </table:table-cell>
              <table:table-cell office:value-type="float" office:value="5">
                <text:p>5</text:p>
              </table:table-cell>
              <table:table-cell office:value-type="float" office:value="15">
                <text:p>15</text:p>
              </table:table-cell>
              <table:table-cell office:value-type="float" office:value="80">
                <text:p>80</text:p>
              </table:table-cell>
            </table:table-row>
            <table:table-row>
              <table:table-cell office:value-type="string">
                <text:p>2020</text:p>
              </table:table-cell>
              <table:table-cell office:value-type="float" office:value="28">
                <text:p>28</text:p>
              </table:table-cell>
              <table:table-cell office:value-type="float" office:value="60">
                <text:p>60</text:p>
              </table:table-cell>
              <table:table-cell office:value-type="float" office:value="15">
                <text:p>15</text:p>
              </table:table-cell>
            </table:table-row>
            <table:table-row>
              <table:table-cell office:value-type="string">
                <text:p>2040</text:p>
              </table:table-cell>
              <table:table-cell office:value-type="float" office:value="30">
                <text:p>30</text:p>
              </table:table-cell>
              <table:table-cell office:value-type="float" office:value="62">
                <text:p>62</text:p>
              </table:table-cell>
              <table:table-cell office:value-type="float" office:value="10">
                <text:p>10</text:p>
              </table:table-cell>
            </table:table-row>
            <table:table-row>
              <table:table-cell office:value-type="string">
                <text:p>2050</text:p>
              </table:table-cell>
              <table:table-cell office:value-type="float" office:value="23">
                <text:p>23</text:p>
              </table:table-cell>
              <table:table-cell office:value-type="float" office:value="40">
                <text:p>4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882f8a0a489bc99a9e60c7905a60226254cb6ff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